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03462" officeooo:paragraph-rsid="00003462"/>
    </style:style>
    <style:style style:name="P2" style:family="paragraph" style:parent-style-name="Text_20_body">
      <style:text-properties officeooo:rsid="0001311e" officeooo:paragraph-rsid="0001311e"/>
    </style:style>
    <style:style style:name="P3" style:family="paragraph" style:parent-style-name="Heading_20_1">
      <style:text-properties officeooo:rsid="00003462" officeooo:paragraph-rsid="00003462"/>
    </style:style>
    <style:style style:name="P4" style:family="paragraph" style:parent-style-name="Heading_20_2">
      <style:text-properties officeooo:rsid="00003462" officeooo:paragraph-rsid="00003462"/>
    </style:style>
    <style:style style:name="P5" style:family="paragraph" style:parent-style-name="Text_20_body" style:list-style-name="L1">
      <style:text-properties officeooo:rsid="000101f9" officeooo:paragraph-rsid="000101f9"/>
    </style:style>
    <style:style style:name="P6" style:family="paragraph" style:parent-style-name="Text_20_body" style:list-style-name="L1">
      <style:text-properties officeooo:rsid="00003462" officeooo:paragraph-rsid="00003462"/>
    </style:style>
    <style:style style:name="P7" style:family="paragraph" style:parent-style-name="Text_20_body" style:list-style-name="L2">
      <style:text-properties officeooo:rsid="00003462" officeooo:paragraph-rsid="00003462"/>
    </style:style>
    <style:style style:name="P8" style:family="paragraph" style:parent-style-name="Text_20_body" style:list-style-name="L3">
      <style:text-properties officeooo:rsid="0001311e" officeooo:paragraph-rsid="0001311e"/>
    </style:style>
    <style:style style:name="P9" style:family="paragraph" style:parent-style-name="Text_20_body" style:list-style-name="L4">
      <style:text-properties officeooo:rsid="0002795c" officeooo:paragraph-rsid="0002795c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Heading 1</text:h>
      <text:p text:style-name="P1">First paragraph</text:p>
      <text:h text:style-name="P4" text:outline-level="2">Second Heading</text:h>
      <text:p text:style-name="P1">Second paragraph.</text:p>
      <text:list text:style-name="L1">
        <text:list-item>
          <text:p text:style-name="P5">First numbered list item, numbering starts at 7.</text:p>
        </text:list-item>
        <text:list-item>
          <text:p text:style-name="P6">Item two.</text:p>
        </text:list-item>
      </text:list>
      <text:p text:style-name="P1">Bullet points:</text:p>
      <text:list text:style-name="L2">
        <text:list-item>
          <text:p text:style-name="P7">First; and</text:p>
        </text:list-item>
        <text:list-item>
          <text:p text:style-name="P7">Second.</text:p>
        </text:list-item>
      </text:list>
      <text:p text:style-name="P2">Alpha list:</text:p>
      <text:list xml:id="list1839805068" text:style-name="L3">
        <text:list-item>
          <text:p text:style-name="P8">Item a</text:p>
        </text:list-item>
      </text:list>
      <text:list text:style-name="L4">
        <text:list-item>
          <text:list>
            <text:list-item>
              <text:p text:style-name="P9">Sub items of alpha list are bullets</text:p>
            </text:list-item>
          </text:list>
        </text:list-item>
      </text:list>
      <text:list xml:id="list192231876472488" text:continue-list="list1839805068" text:style-name="L3">
        <text:list-item>
          <text:p text:style-name="P8">Item b</text:p>
        </text:list-item>
      </text:list>
      <text:p text:style-name="P1">Here is a url to <text:a xlink:type="simple" xlink:href="https://github.com/MichaelCoutlakis/docsmithcpp" text:style-name="Internet_20_link" text:visited-style-name="Visited_20_Internet_20_Link">docsmith</text:a> on <text:span text:style-name="Source_20_Text"><text:span text:style-name="T1">GitHub</text:span>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21:16:06.602000000</meta:creation-date>
    <dc:date>2025-06-26T19:22:31.555000000</dc:date>
    <meta:editing-duration>PT4M49S</meta:editing-duration>
    <meta:editing-cycles>4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14" meta:word-count="51" meta:character-count="248" meta:non-whitespace-character-count="218"/>
  </office:meta>
</office:document-meta>
</file>